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2C76000000B7000000A0E826BA148AD6770D.svg" manifest:media-type="image/svg+xml"/>
  <manifest:file-entry manifest:full-path="Pictures/TablePreview1.svm" manifest:media-type=""/>
  <manifest:file-entry manifest:full-path="Pictures/100002010000000700000006A9ACA6153245F65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57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Dashed_20__28_var_29_" draw:fill="solid" draw:fill-color="#66ffff" draw:textarea-horizontal-align="justify" draw:textarea-vertical-align="middle" draw:auto-grow-height="false" fo:min-height="6.702cm" fo:min-width="8.738cm" draw:shadow="visible" draw:shadow-offset-x="0.203cm" draw:shadow-offset-y="0.203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.762cm" fo:min-width="1.2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844cm" fo:min-width="5.342cm"/>
    </style:style>
    <style:style style:name="gr6" style:family="graphic" style:parent-style-name="standard" style:list-style-name="L2">
      <style:graphic-properties draw:fill-color="#ffff99" draw:textarea-horizontal-align="justify" draw:textarea-vertical-align="middle" draw:auto-grow-height="false" fo:min-height="3.044cm" fo:min-width="11.496cm"/>
      <style:paragraph-properties style:writing-mode="lr-tb"/>
    </style:style>
    <style:style style:name="gr7" style:family="graphic" style:parent-style-name="standard" style:list-style-name="L2">
      <style:graphic-properties draw:fill-color="#eeeeee" draw:textarea-horizontal-align="justify" draw:textarea-vertical-align="middle" draw:auto-grow-height="false" fo:min-height="2.102cm" fo:min-width="9.85cm"/>
      <style:paragraph-properties style:writing-mode="lr-tb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3.323cm" fo:min-width="4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887cm" fo:min-width="4.074cm"/>
      <style:paragraph-properties style:writing-mode="lr-tb"/>
    </style:style>
    <style:style style:name="gr10" style:family="graphic" style:parent-style-name="objectwithoutfill">
      <style:graphic-properties draw:marker-start="Arrow" draw:marker-start-width="0.254cm" draw:marker-end="Arrow" draw:marker-end-width="0.254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7.434cm" fo:padding-top="0cm" fo:padding-bottom="0cm" fo:padding-left="0cm" fo:padding-right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ff99" draw:textarea-horizontal-align="left" draw:textarea-vertical-align="top" draw:auto-grow-height="true" draw:auto-grow-width="false" fo:min-height="1.094cm" fo:min-width="0cm" fo:padding-top="0cm" fo:padding-left="0cm" fo:padding-right="0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051cm" svg:stroke-color="#3465a4" draw:marker-start="Circle" draw:marker-start-width="0.355cm" draw:marker-start-center="true" draw:marker-end="Line_20_Arrow" draw:marker-end-width="0.355cm" draw:marker-end-center="false" draw:stroke-linejoin="miter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draw:marker-start-width="0.355cm" draw:marker-end-width="0.355cm" draw:fill="none" draw:textarea-horizontal-align="justify" draw:textarea-vertical-align="middle" draw:auto-grow-height="false" fo:min-height="1.225cm" fo:min-width="2.50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94cm" fo:min-width="3.3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94cm" fo:min-width="5.974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draw:marker-start="" draw:marker-start-width="0.3cm" draw:marker-end="Small_20_Arrow" draw:marker-end-width="0.254cm" draw:fill="none" draw:textarea-vertical-align="middle"/>
    </style:style>
    <style:style style:name="gr20" style:family="graphic" style:parent-style-name="standard" style:list-style-name="L2">
      <style:graphic-properties draw:fill-color="#eeeeee" draw:textarea-horizontal-align="justify" draw:textarea-vertical-align="middle" draw:auto-grow-height="false" fo:min-height="5.075cm" fo:min-width="11.025cm" fo:wrap-option="wrap"/>
      <style:paragraph-properties style:writing-mode="lr-tb"/>
    </style:style>
    <style:style style:name="gr21" style:family="graphic" style:parent-style-name="standard">
      <style:graphic-properties draw:stroke="dash" draw:stroke-dash="Fine_20_Dashed" draw:fill="solid" draw:fill-color="#f0ffff" draw:textarea-horizontal-align="justify" draw:textarea-vertical-align="middle" draw:auto-grow-height="false" fo:min-height="2.73cm" fo:min-width="13.656cm"/>
    </style:style>
    <style:style style:name="gr22" style:family="graphic" style:parent-style-name="standard">
      <style:graphic-properties draw:textarea-horizontal-align="justify" draw:textarea-vertical-align="middle" draw:auto-grow-height="false" fo:min-height="0.359cm" fo:min-width="0.262cm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0.711cm" fo:min-width="0.94cm" fo:padding-top="0cm" fo:padding-bottom="0cm" fo:padding-left="0.254cm" fo:padding-right="0.254cm"/>
      <style:paragraph-properties style:writing-mode="lr-tb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0.438cm" fo:min-width="0.95cm"/>
      <style:paragraph-properties style:writing-mode="lr-tb"/>
    </style:style>
    <style:style style:name="gr25" style:family="graphic" style:parent-style-name="standard">
      <style:graphic-properties draw:fill="solid" draw:fill-color="#eeeeee" draw:textarea-horizontal-align="left" draw:textarea-vertical-align="middle" draw:auto-grow-height="true" fo:min-height="0cm" fo:min-width="0cm" fo:padding-top="0cm" fo:padding-bottom="0cm" fo:padding-right="0cm"/>
      <style:paragraph-properties style:writing-mode="lr-tb"/>
    </style:style>
    <style:style style:name="gr26" style:family="graphic" style:parent-style-name="standard">
      <style:graphic-properties draw:fill="solid" draw:fill-color="#ffff99" draw:textarea-horizontal-align="left" draw:textarea-vertical-align="middle" draw:auto-grow-height="true" fo:min-height="0cm" fo:min-width="0cm" fo:padding-top="0cm" fo:padding-bottom="0cm" fo:padding-right="0cm"/>
      <style:paragraph-properties style:writing-mode="lr-tb"/>
    </style:style>
    <style:style style:name="gr27" style:family="graphic" style:parent-style-name="standard">
      <style:graphic-properties draw:fill="solid" draw:fill-color="#ffff99" draw:textarea-horizontal-align="left" draw:textarea-vertical-align="middle" draw:auto-grow-height="false" fo:min-height="1.016cm" fo:min-width="9.885cm" fo:padding-top="0cm" fo:padding-bottom="0cm" fo:padding-right="0cm"/>
      <style:paragraph-properties style:writing-mode="lr-tb"/>
    </style:style>
    <style:style style:name="gr28" style:family="graphic" style:parent-style-name="standard">
      <style:graphic-properties draw:fill="solid" draw:fill-color="#99ff99" draw:textarea-horizontal-align="left" draw:textarea-vertical-align="middle" draw:auto-grow-height="true" fo:min-height="0cm" fo:min-width="0cm" fo:padding-top="0cm" fo:padding-bottom="0cm" fo:padding-right="0cm"/>
      <style:paragraph-properties style:writing-mode="lr-tb"/>
    </style:style>
    <style:style style:name="gr29" style:family="graphic" style:parent-style-name="objectwithoutfill">
      <style:graphic-properties svg:stroke-width="0.051cm" svg:stroke-color="#3333ff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ff3333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2" style:family="graphic" style:parent-style-name="objectwithoutfill">
      <style:graphic-properties svg:stroke-width="0.051cm" svg:stroke-color="#ff3333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0.688cm" fo:min-width="0.95cm" fo:padding-top="0cm" fo:padding-bottom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352cm" fo:padding-top="0cm" fo:padding-bottom="0cm" fo:padding-left="0cm" fo:padding-right="0cm"/>
      <style:paragraph-properties style:writing-mode="lr-tb"/>
    </style:style>
    <style:style style:name="gr41" style:family="graphic" style:parent-style-name="objectwithoutfill">
      <style:graphic-properties svg:stroke-width="0.051cm" svg:stroke-color="#6666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 fo:padding-top="0cm" fo:padding-bottom="0cm" fo:padding-left="0cm" fo:padding-right="0cm"/>
      <style:paragraph-properties style:writing-mode="lr-tb"/>
    </style:style>
    <style:style style:name="gr4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4" style:family="graphic" style:parent-style-name="standard" style:list-style-name="L2">
      <style:graphic-properties draw:fill="solid" draw:fill-color="#f0ffff" draw:opacity="50%" draw:textarea-horizontal-align="justify" draw:textarea-vertical-align="middle" draw:auto-grow-height="false" fo:min-height="0.456cm" fo:min-width="4.676cm" fo:wrap-option="no-wrap" draw:shadow-opacity="50%"/>
      <style:paragraph-properties style:writing-mode="lr-tb"/>
    </style:style>
    <style:style style:name="gr45" style:family="graphic" style:parent-style-name="standard" style:list-style-name="L2">
      <style:graphic-properties draw:fill="solid" draw:fill-color="#f0ffff" draw:textarea-horizontal-align="justify" draw:textarea-vertical-align="middle" draw:auto-grow-height="false" fo:min-height="2.102cm" fo:min-width="4.676cm" fo:wrap-option="no-wrap"/>
      <style:paragraph-properties style:writing-mode="lr-tb"/>
    </style:style>
    <style:style style:name="gr46" style:family="graphic" style:parent-style-name="standard" style:list-style-name="L2">
      <style:graphic-properties draw:fill="solid" draw:fill-color="#ffe6e6" draw:textarea-horizontal-align="justify" draw:textarea-vertical-align="middle" draw:auto-grow-height="false" fo:min-height="1.868cm" fo:min-width="3.734cm" fo:wrap-option="no-wrap"/>
      <style:paragraph-properties style:writing-mode="lr-tb"/>
    </style:style>
    <style:style style:name="gr47" style:family="graphic" style:parent-style-name="standard" style:list-style-name="L2">
      <style:graphic-properties draw:fill="solid" draw:fill-color="#f0ffff" draw:textarea-horizontal-align="justify" draw:textarea-vertical-align="middle" draw:auto-grow-height="false" fo:min-height="1.162cm" fo:min-width="3.264cm" fo:wrap-option="no-wrap"/>
      <style:paragraph-properties style:writing-mode="lr-tb"/>
    </style:style>
    <style:style style:name="gr48" style:family="graphic" style:parent-style-name="standard">
      <style:graphic-properties draw:fill="solid" draw:fill-color="#f0ffff" draw:textarea-horizontal-align="justify" draw:textarea-vertical-align="middle" draw:auto-grow-height="false" fo:min-height="2.042cm" fo:min-width="5.094cm" fo:wrap-option="wrap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fill="solid" draw:fill-color="#f0ffff" draw:textarea-horizontal-align="justify" draw:textarea-vertical-align="middle" draw:auto-grow-height="false" fo:min-height="2.502cm" fo:min-width="6.062cm" fo:wrap-option="wrap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69cm" fo:min-width="0cm"/>
      <style:paragraph-properties style:writing-mode="lr-tb"/>
    </style:style>
    <style:style style:name="pr1" style:family="presentation" style:parent-style-name="my1-title">
      <style:graphic-properties fo:min-height="1.737cm"/>
      <style:paragraph-properties style:writing-mode="lr-tb"/>
    </style:style>
    <style:style style:name="pr2" style:family="presentation" style:parent-style-name="my1-outline1">
      <style:graphic-properties fo:min-height="11.929cm"/>
      <style:paragraph-properties style:writing-mode="lr-tb"/>
    </style:style>
    <style:style style:name="pr3" style:family="presentation" style:parent-style-name="my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711cm" style:use-optimal-column-width="false"/>
    </style:style>
    <style:style style:name="co2" style:family="table-column">
      <style:table-column-properties style:column-width="3.02cm" style:use-optimal-column-width="false"/>
    </style:style>
    <style:style style:name="co3" style:family="table-column">
      <style:table-column-properties style:column-width="3.22cm" style:use-optimal-column-width="false"/>
    </style:style>
    <style:style style:name="co4" style:family="table-column">
      <style:table-column-properties style:column-width="3.493cm" style:use-optimal-column-width="false"/>
    </style:style>
    <style:style style:name="ro1" style:family="table-row">
      <style:table-row-properties style:row-height="-0.317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style:paragraph-properties fo:text-align="center" fo:border-left="0.03pt solid #ffffff" fo:border-right="0.03pt solid #ffffff" fo:border-top="0.03pt solid #ffffff" fo:border-bottom="none" style:text-autospace="none"/>
    </style:style>
    <style:style style:name="ce2" style:family="table-cell">
      <style:paragraph-properties fo:text-align="center" style:text-autospace="none"/>
    </style:style>
    <style:style style:name="ce3" style:family="table-cell">
      <loext:graphic-properties draw:fill="solid" draw:fill-color="#cccccc"/>
      <style:paragraph-properties fo:text-align="center" fo:border="0.03pt solid #ffffff" style:text-autospace="none"/>
      <style:text-properties fo:font-size="18pt" style:font-size-asian="18pt" style:font-size-complex="18pt"/>
    </style:style>
    <style:style style:name="ce4" style:family="table-cell">
      <style:paragraph-properties fo:text-align="end" fo:border-left="none" fo:border-right="0.03pt solid #ffffff" fo:border-top="0.03pt solid #ffffff" fo:border-bottom="0.03pt solid #ffffff" style:text-autospace="none"/>
    </style:style>
    <style:style style:name="ce5" style:family="table-cell">
      <style:paragraph-properties fo:text-align="end" style:text-autospace="none"/>
    </style:style>
    <style:style style:name="ce6" style:family="table-cell">
      <loext:graphic-properties draw:fill="solid" draw:fill-color="#cccccc"/>
      <style:paragraph-properties fo:text-align="center" fo:border-left="0.03pt solid #ffffff" fo:border-right="0.03pt solid #ffffff" fo:border-top="0.03pt solid #ffffff" fo:border-bottom="none" style:text-autospace="none"/>
      <style:text-properties fo:font-size="18pt" style:font-size-asian="18pt" style:font-size-complex="18pt"/>
    </style:style>
    <style:style style:name="ce7" style:family="table-cell">
      <loext:graphic-properties draw:fill="solid" draw:fill-color="#eeeeee"/>
      <style:paragraph-properties fo:text-align="center" fo:border="0.03pt solid #ffffff" style:text-autospace="none"/>
      <style:text-properties fo:font-size="18pt" style:font-size-asian="18pt" style:font-size-complex="18pt"/>
    </style:style>
    <style:style style:name="ce8" style:family="table-cell">
      <loext:graphic-properties draw:fill="solid" draw:fill-color="#cccccc"/>
      <style:paragraph-properties fo:text-align="center" fo:border-left="0.03pt solid #ffffff" fo:border-right="0.03pt solid #ffffff" fo:border-top="none" fo:border-bottom="0.03pt solid #ffffff" style:text-autospace="none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/>
    </style:style>
    <style:style style:name="P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66ffff"/>
      <style:paragraph-properties fo:text-align="center"/>
      <style:text-properties fo:font-size="28pt" style:font-weight-asian="normal"/>
    </style:style>
    <style:style style:name="P6" style:family="paragraph">
      <style:paragraph-properties fo:text-align="center" style:writing-mode="lr-tb"/>
      <style:text-properties fo:font-size="20pt" style:font-size-asian="20pt" style:font-weight-asian="normal" style:font-size-complex="20pt"/>
    </style:style>
    <style:style style:name="P7" style:family="paragraph">
      <loext:graphic-properties draw:fill="solid" draw:fill-color="#ffff99"/>
      <style:paragraph-properties fo:text-align="center" style:writing-mode="lr-tb"/>
      <style:text-properties fo:font-size="20pt" style:font-size-asian="20pt" style:font-weight-asian="normal" style:font-size-complex="20pt"/>
    </style:style>
    <style:style style:name="P8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weight-asian="normal" style:font-size-complex="20pt"/>
    </style:style>
    <style:style style:name="P10" style:family="paragraph">
      <loext:graphic-properties draw:fill-color="#ffff99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weight-asian="normal" style:font-size-complex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12pt" style:font-weight-asian="normal" style:font-size-complex="12pt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12pt" style:font-weight-asian="normal" style:font-size-complex="12pt"/>
    </style:style>
    <style:style style:name="P13" style:family="paragraph">
      <loext:graphic-properties draw:fill="solid" draw:fill-color="#ffff99"/>
      <style:paragraph-properties fo:text-align="center"/>
      <style:text-properties fo:font-size="28pt" style:font-weight-asian="normal"/>
    </style:style>
    <style:style style:name="P14" style:family="paragraph">
      <style:paragraph-properties fo:text-align="center" style:writing-mode="lr-tb"/>
      <style:text-properties style:font-name="Liberation Serif" fo:font-size="28pt" fo:font-weight="bold" style:font-weight-asian="bold" style:font-weight-complex="bold"/>
    </style:style>
    <style:style style:name="P15" style:family="paragraph">
      <loext:graphic-properties draw:fill-color="#eeeeee"/>
      <style:paragraph-properties fo:text-align="center" style:writing-mode="lr-tb"/>
      <style:text-properties style:font-name="Liberation Serif" fo:font-size="28pt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font-size="28pt" style:font-weight-asian="normal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28pt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  <style:text-properties fo:font-size="28pt" style:font-size-asian="18pt" style:font-weight-asian="normal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ffff99"/>
      <style:paragraph-properties fo:text-align="start" style:writing-mode="lr-tb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Liberation Serif" fo:font-size="2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erif" fo:font-size="28pt" style:font-size-asian="18pt" style:font-weight-asian="normal" style:font-size-complex="18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weight-asian="normal" style:font-size-complex="20pt"/>
    </style:style>
    <style:style style:name="P26" style:family="paragraph">
      <loext:graphic-properties draw:fill="solid" draw:fill-color="#f0ffff"/>
      <style:paragraph-properties fo:text-align="center"/>
    </style:style>
    <style:style style:name="P27" style:family="paragraph">
      <style:paragraph-properties fo:text-align="center" style:writing-mode="lr-tb"/>
      <style:text-properties fo:font-size="18pt" style:font-size-asian="12pt" style:font-size-complex="12pt"/>
    </style:style>
    <style:style style:name="P28" style:family="paragraph">
      <loext:graphic-properties draw:fill="solid" draw:fill-color="#eeeeee"/>
      <style:paragraph-properties fo:text-align="center" style:writing-mode="lr-tb"/>
      <style:text-properties fo:font-size="18pt" style:font-size-asian="12pt" style:font-size-complex="12pt"/>
    </style:style>
    <style:style style:name="P29" style:family="paragraph">
      <style:paragraph-properties fo:text-align="start" style:writing-mode="lr-tb"/>
      <style:text-properties fo:font-size="18pt" style:font-size-asian="12pt" style:font-size-complex="12pt"/>
    </style:style>
    <style:style style:name="P30" style:family="paragraph">
      <loext:graphic-properties draw:fill="solid" draw:fill-color="#eeeeee"/>
      <style:paragraph-properties fo:text-align="start" style:writing-mode="lr-tb"/>
      <style:text-properties fo:font-size="18pt" style:font-size-asian="12pt" style:font-size-complex="12pt"/>
    </style:style>
    <style:style style:name="P31" style:family="paragraph">
      <loext:graphic-properties draw:fill="solid" draw:fill-color="#ffff99"/>
      <style:paragraph-properties fo:text-align="start" style:writing-mode="lr-tb"/>
      <style:text-properties fo:font-size="18pt" style:font-size-asian="12pt" style:font-size-complex="12pt"/>
    </style:style>
    <style:style style:name="P32" style:family="paragraph">
      <loext:graphic-properties draw:fill="solid" draw:fill-color="#99ff99"/>
      <style:paragraph-properties fo:text-align="start" style:writing-mode="lr-tb"/>
      <style:text-properties fo:font-size="18pt" style:font-size-asian="12pt" style:font-size-complex="12pt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font-size="18pt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style:paragraph-properties fo:text-align="center" style:text-autospace="none"/>
    </style:style>
    <style:style style:name="P40" style:family="paragraph">
      <style:paragraph-properties fo:text-align="center" style:text-autospace="none"/>
      <style:text-properties fo:font-size="18pt" style:font-size-asian="18pt" style:font-size-complex="18pt"/>
    </style:style>
    <style:style style:name="P41" style:family="paragraph">
      <style:paragraph-properties fo:text-align="end" style:text-autospace="none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 draw:fill-color="#f0ffff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44" style:family="paragraph">
      <loext:graphic-properties draw:fill="solid" draw:fill-color="#f0ffff"/>
      <style:paragraph-properties fo:margin-left="0cm" fo:margin-right="0cm" fo:margin-top="0cm" fo:margin-bottom="0cm" fo:line-height="100%" fo:text-align="center" fo:text-indent="0cm" style:writing-mode="lr-tb"/>
    </style:style>
    <style:style style:name="P45" style:family="paragraph">
      <loext:graphic-properties draw:fill="solid" draw:fill-color="#ffe6e6"/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="solid" draw:fill-color="#f0ffff"/>
      <style:paragraph-properties fo:text-align="center" style:writing-mode="lr-tb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style:paragraph-properties fo:margin-left="0cm" fo:margin-right="0cm" fo:margin-top="0cm" fo:margin-bottom="0.508cm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.508cm" fo:text-indent="0cm" style:writing-mode="lr-tb"/>
      <style:text-properties fo:font-size="22pt" style:font-size-asian="22pt" style:font-size-complex="22pt"/>
    </style:style>
    <style:style style:name="T1" style:family="text">
      <style:text-properties fo:color="#2a6099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weight-asian="normal" style:font-size-complex="20pt"/>
    </style:style>
    <style:style style:name="T4" style:family="text">
      <style:text-properties fo:color="#000000" style:font-name="Courier 10 Pitch1" fo:font-size="20pt" style:font-size-asian="20pt" style:font-weight-asian="normal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ourier 10 Pitch1" fo:font-size="20pt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Mono1" fo:font-size="20pt" style:text-underline-style="solid" style:text-underline-width="auto" style:text-underline-color="font-color" style:font-size-asian="20pt" style:font-weight-asian="normal" style:font-size-complex="20pt"/>
    </style:style>
    <style:style style:name="T8" style:family="text">
      <style:text-properties style:font-name="Liberation Mono1" fo:font-size="20pt" style:font-size-asian="20pt" style:font-weight-asian="normal" style:font-size-complex="20pt"/>
    </style:style>
    <style:style style:name="T9" style:family="text">
      <style:text-properties style:font-name="Liberation Serif" fo:font-size="28pt" fo:text-shadow="1pt 1pt" fo:font-weight="bold" style:font-weight-asian="bold" style:font-weight-complex="bold"/>
    </style:style>
    <style:style style:name="T10" style:family="text">
      <style:text-properties style:font-name="Liberation Serif" fo:font-size="28pt" fo:font-weight="bold" style:font-weight-asian="bold" style:font-weight-complex="bold"/>
    </style:style>
    <style:style style:name="T11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Liberation Serif" fo:font-size="28pt" fo:font-weight="bold" style:font-size-asian="18pt" style:font-weight-asian="bold" style:font-size-complex="18pt" style:font-weight-complex="bold"/>
    </style:style>
    <style:style style:name="T13" style:family="text">
      <style:text-properties style:font-name="Liberation Serif" fo:font-size="28pt" style:font-size-asian="18pt" style:font-weight-asian="normal" style:font-size-complex="18pt"/>
    </style:style>
    <style:style style:name="T14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 style:font-size-asian="12pt" style:font-size-complex="1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i Sukhanov</presentation:footer-decl>
      <presentation:date-time-decl presentation:name="dtd1" presentation:source="current-date" style:data-style-name="D3"/>
      <draw:page draw:name="page1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 presentation:placeholder="true">
          <draw:text-box/>
        </draw:frame>
        <draw:frame presentation:style-name="pr2" draw:text-style-name="P2" draw:layer="layout" svg:width="18.796cm" svg:height="10.997cm" svg:x="4.318cm" svg:y="7.037cm" presentation:class="outline" presentation:user-transformed="true">
          <draw:text-box>
            <text:list text:style-name="L1">
              <text:list-item>
                <text:p><text:span text:style-name="T1">Bridge flowchart.</text:span></text:p>
              </text:list-item>
              <text:list-item>
                <text:p><text:span text:style-name="T1">Benchmarking control flow.</text:span></text:p>
              </text:list-item>
              <text:list-item>
                <text:p><text:span text:style-name="T1">Same-host bridge crossing times.</text:span></text:p>
              </text:list-item>
              <text:list-item>
                <text:p><text:span text:style-name="T1">Summary.</text:span></text:p>
              </text:list-item>
            </text:list>
          </draw:text-box>
        </draw:frame>
        <draw:frame draw:style-name="gr1" draw:text-style-name="P3" draw:layer="layout" svg:width="22.071cm" svg:height="1.673cm" svg:x="3.075cm" svg:y="3.153cm">
          <draw:text-box>
            <text:p><text:span text:style-name="T2">Bench</text:span><text:span text:style-name="T2">markin</text:span><text:span text:style-name="T2">g of </text:span><text:span text:style-name="T2">ADO-</text:span><text:span text:style-name="T2">&gt;EPIC</text:span><text:span text:style-name="T2">S </text:span><text:span text:style-name="T2">Brid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1" presentation:presentation-page-layout-name="AL1T1" presentation:use-footer-name="ftr1" presentation:use-date-time-name="dtd1">
        <draw:custom-shape draw:style-name="gr3" draw:text-style-name="P5" draw:layer="layout" svg:width="9.652cm" svg:height="7.366cm" svg:x="2.178cm" svg:y="8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78.64207056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0" draw:id="id10" draw:layer="layout" svg:width="1.272cm" svg:height="0.762cm" svg:x="10.522cm" svg:y="14.477cm">
          <text:p text:style-name="P6"><text:span text:style-name="T3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9" draw:id="id9" draw:layer="layout" svg:width="1.272cm" svg:height="0.762cm" svg:x="10.522cm" svg:y="13.714cm">
          <text:p text:style-name="P6"><text:span text:style-name="T3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8" draw:id="id8" draw:layer="layout" svg:width="1.272cm" svg:height="0.762cm" svg:x="10.522cm" svg:y="12.952cm">
          <text:p text:style-name="P6"><text:span text:style-name="T3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1" draw:layer="layout" svg:width="25.199cm" svg:height="1.737cm" svg:x="1.4cm" svg:y="-0.088cm" presentation:class="title">
          <draw:text-box>
            <text:p>Bridge flowchart</text:p>
          </draw:text-box>
        </draw:frame>
        <draw:custom-shape draw:style-name="gr5" draw:text-style-name="P8" draw:layer="layout" svg:width="5.842cm" svg:height="1.094cm" svg:x="1.241cm" svg:y="1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652cm" svg:height="7.366cm" svg:x="0.76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78.64207056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4" draw:id="id4" draw:layer="layout" svg:width="12.954cm" svg:height="3.556cm" svg:x="13.97cm" svg:y="12.7cm">
          <text:p text:style-name="P9"><text:span text:style-name="T4">def callback(args):</text:span></text:p>
          <text:p text:style-name="P9"><text:span text:style-name="T4"><text:tab/></text:span><text:span text:style-name="T4">for ADOpar,value in args:</text:span></text:p>
          <text:p text:style-name="P9"><text:span text:style-name="T5"><text:tab/></text:span><text:span text:style-name="T5"><text:tab/></text:span><text:span text:style-name="T5">pv(</text:span><text:span text:style-name="T4">ADOpar).</text:span><text:span text:style-name="T6">post</text:span><text:span text:style-name="T4">(value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11.176cm" svg:height="2.54cm" svg:x="14.224cm" svg:y="8.89cm">
          <text:p text:style-name="P11"><text:span text:style-name="T7">Subscription:</text:span></text:p>
          <text:p text:style-name="P11"><text:span text:style-name="T8">for par in ADOpars:</text:span></text:p>
          <text:p text:style-name="P11"><text:span text:style-name="T8"><text:s text:c="2"/></text:span><text:span text:style-name="T8">subscribe(callback,par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xml:id="id2" draw:id="id2" draw:layer="layout" svg:width="4.556cm" svg:height="3.573cm" svg:x="5.619cm" svg:y="12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4.574cm" svg:height="1.137cm" svg:x="5.619cm" svg:y="11.328cm">
          <text:p text:style-name="P14"><text:span text:style-name="T9">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6" draw:layer="layout" draw:type="line" svg:x1="4.461cm" svg:y1="14.251cm" svg:x2="5.619cm" svg:y2="14.251cm" draw:start-shape="id1" draw:start-glue-point="2" draw:end-shape="id2" draw:end-glue-point="3" svg:d="M4461 14251h1158" svg:viewBox="0 0 1159 1">
          <text:p/>
        </draw:connector>
        <draw:frame draw:style-name="gr11" draw:text-style-name="P17" draw:layer="layout" svg:width="8.636cm" svg:height="2.287cm" svg:x="1.195cm" svg:y="9.741cm">
          <draw:text-box>
            <text:p><text:span text:style-name="T10">RHIC </text:span><text:span text:style-name="T10">Controls </text:span><text:span text:style-name="T10">supporte</text:span><text:span text:style-name="T10">d </text:span></text:p>
            <text:p><text:span text:style-name="T10">devices</text:span></text:p>
          </draw:text-box>
        </draw:frame>
        <draw:frame draw:style-name="gr12" draw:text-style-name="P18" draw:layer="layout" svg:width="4.064cm" svg:height="3.581cm" svg:x="0.763cm" svg:y="12.636cm">
          <draw:image xlink:href="Pictures/10002C76000000B7000000A0E826BA148AD6770D.svg" xlink:type="simple" xlink:show="embed" xlink:actuate="onLoad" loext:mime-type="image/svg+xml">
            <text:p/>
          </draw:image>
          <draw:image xlink:href="Pictures/100002010000000700000006A9ACA6153245F65E.png" xlink:type="simple" xlink:show="embed" xlink:actuate="onLoad" loext:mime-type="image/png"/>
        </draw:frame>
        <draw:frame draw:style-name="gr13" draw:text-style-name="P20" draw:layer="layout" svg:width="4.301cm" svg:height="1.219cm" svg:x="5.874cm" svg:y="12.693cm">
          <draw:text-box>
            <text:p text:style-name="P19"><text:span text:style-name="T11">Manager</text:span></text:p>
          </draw:text-box>
        </draw:frame>
        <draw:custom-shape draw:style-name="gr4" draw:text-style-name="P7" xml:id="id6" draw:id="id6" draw:layer="layout" svg:width="1.272cm" svg:height="0.762cm" svg:x="8.922cm" svg:y="15.276cm">
          <text:p text:style-name="P6"><text:span text:style-name="T3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1.272cm" svg:height="0.762cm" svg:x="8.922cm" svg:y="14.513cm">
          <text:p text:style-name="P6"><text:span text:style-name="T3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1.272cm" svg:height="0.762cm" svg:x="8.922cm" svg:y="13.751cm">
          <text:p text:style-name="P6"><text:span text:style-name="T3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1" xml:id="id1" draw:id="id1" draw:layer="layout" svg:x1="4.096cm" svg:y1="14.251cm" svg:x2="4.827cm" svg:y2="14.251cm">
          <text:p/>
        </draw:line>
        <draw:connector draw:style-name="gr15" draw:text-style-name="P16" draw:layer="layout" draw:type="line" svg:x1="10.194cm" svg:y1="14.132cm" svg:x2="13.97cm" svg:y2="14.478cm" draw:start-shape="id3" draw:end-shape="id4" svg:d="M10194 14132l3776 346" svg:viewBox="0 0 3777 347">
          <text:p/>
        </draw:connector>
        <draw:connector draw:style-name="gr15" draw:text-style-name="P16" draw:layer="layout" draw:type="line" svg:x1="10.194cm" svg:y1="14.894cm" svg:x2="13.97cm" svg:y2="14.478cm" draw:start-shape="id5" draw:start-glue-point="1" draw:end-shape="id4" draw:end-glue-point="5" svg:d="M10194 14894l3776-416" svg:viewBox="0 0 3777 417">
          <text:p/>
        </draw:connector>
        <draw:connector draw:style-name="gr15" draw:text-style-name="P16" draw:layer="layout" draw:type="line" svg:x1="10.194cm" svg:y1="15.657cm" svg:x2="13.97cm" svg:y2="14.478cm" draw:start-shape="id6" draw:start-glue-point="1" draw:end-shape="id4" draw:end-glue-point="5" svg:d="M10194 15657l3776-1179" svg:viewBox="0 0 3777 1180">
          <text:p/>
        </draw:connector>
        <draw:custom-shape draw:style-name="gr16" draw:text-style-name="P18" draw:layer="layout" svg:width="3.055cm" svg:height="1.525cm" svg:x="1.496cm" svg:y="18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3" xml:id="id7" draw:id="id7" draw:layer="layout" svg:width="5.82cm" svg:height="1.094cm" svg:x="1.263cm" svg:y="17.496cm">
          <draw:text-box>
            <text:p text:style-name="P22"><text:span text:style-name="T12">CNS</text:span></text:p>
          </draw:text-box>
        </draw:frame>
        <draw:frame draw:style-name="gr18" draw:text-style-name="P24" draw:layer="layout" svg:width="6.096cm" svg:height="1.094cm" svg:x="1.241cm" svg:y="18.62cm">
          <draw:text-box>
            <text:p><text:span text:style-name="T13">Name </text:span><text:span text:style-name="T13">Service</text:span></text:p>
          </draw:text-box>
        </draw:frame>
        <draw:connector draw:style-name="gr19" draw:text-style-name="P18" draw:layer="layout" draw:type="line" svg:x1="4.173cm" svg:y1="17.496cm" svg:x2="7.897cm" svg:y2="16.038cm" draw:start-shape="id7" draw:start-glue-point="0" draw:end-shape="id2" draw:end-glue-point="2" svg:d="M4173 17496l3724-1458" svg:viewBox="0 0 3725 1459">
          <text:p/>
        </draw:connector>
        <draw:connector draw:style-name="gr15" draw:text-style-name="P16" draw:layer="layout" draw:type="line" svg:x1="11.794cm" svg:y1="13.333cm" svg:x2="13.97cm" svg:y2="14.478cm" draw:start-shape="id8" draw:start-glue-point="1" draw:end-shape="id4" draw:end-glue-point="5" svg:d="M11794 13333l2176 1145" svg:viewBox="0 0 2177 1146">
          <text:p/>
        </draw:connector>
        <draw:connector draw:style-name="gr15" draw:text-style-name="P16" draw:layer="layout" draw:type="line" svg:x1="11.794cm" svg:y1="14.095cm" svg:x2="13.97cm" svg:y2="14.478cm" draw:start-shape="id9" draw:start-glue-point="1" draw:end-shape="id4" draw:end-glue-point="5" svg:d="M11794 14095l2176 383" svg:viewBox="0 0 2177 384">
          <text:p/>
        </draw:connector>
        <draw:connector draw:style-name="gr15" draw:text-style-name="P16" draw:layer="layout" draw:type="line" svg:x1="11.794cm" svg:y1="14.858cm" svg:x2="13.97cm" svg:y2="14.478cm" draw:start-shape="id10" draw:start-glue-point="1" draw:end-shape="id4" draw:end-glue-point="5" svg:d="M11794 14858l2176-380" svg:viewBox="0 0 2177 381">
          <text:p/>
        </draw:connector>
        <draw:custom-shape draw:style-name="gr20" draw:text-style-name="P25" draw:layer="layout" svg:width="12.446cm" svg:height="5.75cm" svg:x="14.224cm" svg:y="2.032cm">
          <text:p text:style-name="P9"><text:span text:style-name="T7">Create PVs</text:span><text:span text:style-name="T8">:</text:span></text:p>
          <text:list text:style-name="L2">
            <text:list-item>
              <text:p text:style-name="P9"><text:span text:style-name="T8">Translate EPICS properties to ADO,</text:span></text:p>
            </text:list-item>
            <text:list-item>
              <text:p text:style-name="P9"><text:span text:style-name="T8">Supply writable parameters with </text:span><text:span text:style-name="T14">setters</text:span><text:span text:style-name="T8">,</text:span></text:p>
              <text:list>
                <text:list-item>
                  <text:p text:style-name="P9"><text:span text:style-name="T8">Handle legalValues,etc.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1" presentation:presentation-page-layout-name="AL1T1" presentation:use-footer-name="ftr1" presentation:use-date-time-name="dtd1">
        <draw:custom-shape draw:style-name="gr21" draw:text-style-name="P26" draw:layer="layout" svg:width="14.478cm" svg:height="3.302cm" svg:x="5.08cm" svg:y="3.5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xml:id="id12" draw:id="id12" draw:layer="layout" svg:width="0.762cm" svg:height="0.609cm" svg:x="6.096cm" svg:y="10.25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1.737cm" svg:x="1.4cm" svg:y="-0.088cm" presentation:class="title" presentation:user-transformed="true">
          <draw:text-box>
            <text:p>Benchmarking control flow</text:p>
          </draw:text-box>
        </draw:frame>
        <draw:custom-shape draw:style-name="gr23" draw:text-style-name="P28" xml:id="id21" draw:id="id21" draw:layer="layout" svg:width="1.524cm" svg:height="0.787cm" svg:x="2.54cm" svg:y="3.81cm">
          <text:p text:style-name="P27"><text:span text:style-name="T15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xml:id="id23" draw:id="id23" draw:layer="layout" svg:width="1.524cm" svg:height="0.762cm" svg:x="2.54cm" svg:y="9.144cm">
          <text:p text:style-name="P27"><text:span text:style-name="T15">T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xml:id="id13" draw:id="id13" draw:layer="layout" svg:width="4.062cm" svg:height="0.712cm" svg:x="6.096cm" svg:y="3.81cm">
          <text:p text:style-name="P29"><text:span text:style-name="T15">App: put(PV) 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xml:id="id16" draw:id="id16" draw:layer="layout" svg:width="14.438cm" svg:height="0.712cm" svg:x="6.096cm" svg:y="9.144cm">
          <text:p text:style-name="P29"><text:span text:style-name="T15">App.Callback: PV change detected, timestamp=T2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3.193cm" svg:height="2.134cm" svg:x="6.096cm" svg:y="10.16cm">
          <text:p text:style-name="P29"><text:span text:style-name="T16">Bridge.Callback: ADO change detected, <text:s text:c="9"/></text:span></text:p>
          <text:p text:style-name="P29"><text:span text:style-name="T16">map ADO to PV, </text:span></text:p>
          <text:p text:style-name="P29"><text:span text:style-name="T16">post(PV, value, timestamp=T3)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xml:id="id15" draw:id="id15" draw:layer="layout" svg:width="13.155cm" svg:height="0.712cm" svg:x="6.112cm" svg:y="5.842cm">
          <text:p text:style-name="P29"><text:span text:style-name="T15">Bridge.Setter: post(PV, value, timestamp=T2) 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xml:id="id22" draw:id="id22" draw:layer="layout" svg:width="1.524cm" svg:height="0.762cm" svg:x="2.54cm" svg:y="7.62cm">
          <text:p text:style-name="P27"><text:span text:style-name="T15">T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1" draw:layer="layout" svg:width="10.135cm" svg:height="1.016cm" svg:x="6.112cm" svg:y="4.826cm">
          <text:p text:style-name="P29"><text:span text:style-name="T15">Bridge.Setter: set(ADOPar, value)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xml:id="id11" draw:id="id11" draw:layer="layout" svg:width="12.135cm" svg:height="0.712cm" svg:x="6.096cm" svg:y="7.62cm">
          <text:p text:style-name="P29"><text:span text:style-name="T15">ADO.Setter: accepts ADOPar value @ T3 </text:span></text:p>
          <draw:enhanced-geometry svg:viewBox="0 0 21600 21600" draw:type="rectangle" draw:enhanced-path="M 0 0 L 21600 0 21600 21600 0 21600 0 0 Z N"/>
        </draw:custom-shape>
        <draw:connector draw:style-name="gr29" draw:text-style-name="P33" draw:layer="layout" draw:type="curve" svg:x1="6.096cm" svg:y1="7.976cm" svg:x2="6.096cm" svg:y2="10.563cm" draw:start-shape="id11" draw:start-glue-point="3" draw:end-shape="id12" draw:end-glue-point="3" svg:d="M6096 7976c-753 0-753 2587 0 2587" svg:viewBox="0 0 566 2588">
          <text:p/>
        </draw:connector>
        <draw:connector draw:style-name="gr30" draw:text-style-name="P33" draw:layer="layout" draw:type="curve" svg:x1="6.096cm" svg:y1="4.166cm" svg:x2="6.096cm" svg:y2="4.822cm" draw:start-shape="id13" draw:start-glue-point="3" draw:end-shape="id14" draw:end-glue-point="3" svg:d="M6096 4166c-789 0-789 656 0 656" svg:viewBox="0 0 593 657">
          <text:p/>
        </draw:connector>
        <draw:connector draw:style-name="gr30" draw:text-style-name="P33" draw:layer="layout" draw:type="curve" svg:x1="6.112cm" svg:y1="6.198cm" svg:x2="6.096cm" svg:y2="9.5cm" draw:start-shape="id15" draw:start-glue-point="3" draw:end-shape="id16" draw:end-glue-point="3" svg:d="M6112 6198c-775 0-767 3302-16 3302" svg:viewBox="0 0 581 3303">
          <text:p/>
        </draw:connector>
        <draw:connector draw:style-name="gr29" draw:text-style-name="P33" draw:layer="layout" draw:type="curve" svg:x1="6.223cm" svg:y1="5.822cm" svg:x2="6.096cm" svg:y2="7.976cm" draw:start-shape="id17" draw:start-glue-point="0" draw:end-shape="id11" draw:end-glue-point="3" svg:d="M6223 5822c-979 0-916 2154-127 2154" svg:viewBox="0 0 728 2155">
          <text:p/>
        </draw:connector>
        <draw:frame draw:style-name="gr31" draw:text-style-name="P34" draw:layer="layout" svg:width="4.799cm" svg:height="3.806cm" svg:x="21.844cm" svg:y="1.855cm">
          <draw:text-box>
            <text:p><text:span text:style-name="T17">The App is a </text:span><text:span text:style-name="T17">benchmarking </text:span><text:span text:style-name="T17">application.</text:span></text:p>
            <text:p><text:span text:style-name="T17">It subscribes </text:span><text:span text:style-name="T17">to target PV.</text:span></text:p>
          </draw:text-box>
        </draw:frame>
        <draw:custom-shape draw:style-name="gr25" draw:text-style-name="P30" xml:id="id19" draw:id="id19" draw:layer="layout" svg:width="14.438cm" svg:height="0.712cm" svg:x="6.096cm" svg:y="12.7cm">
          <text:p text:style-name="P29"><text:span text:style-name="T16">App.Callback: PV change detected, </text:span><text:span text:style-name="T15">timestamp=T3</text:span></text:p>
          <draw:enhanced-geometry svg:viewBox="0 0 21600 21600" draw:type="rectangle" draw:enhanced-path="M 0 0 L 21600 0 21600 21600 0 21600 0 0 Z N"/>
        </draw:custom-shape>
        <draw:connector draw:style-name="gr30" draw:text-style-name="P33" draw:layer="layout" draw:type="curve" draw:line-skew="0.234cm" svg:x1="5.896cm" svg:y1="12.084cm" svg:x2="6.096cm" svg:y2="13.056cm" draw:start-shape="id18" draw:start-glue-point="3" draw:end-shape="id19" draw:end-glue-point="3" svg:d="M5896 12084c-438 0-538 972 200 972" svg:viewBox="0 0 543 973">
          <text:p/>
        </draw:connector>
        <draw:line draw:style-name="gr32" draw:text-style-name="P33" xml:id="id18" draw:id="id18" draw:layer="layout" svg:x1="5.896cm" svg:y1="12.084cm" svg:x2="6.15cm" svg:y2="12.084cm">
          <text:p/>
        </draw:line>
        <draw:custom-shape draw:style-name="gr24" draw:text-style-name="P28" xml:id="id24" draw:id="id24" draw:layer="layout" svg:width="1.524cm" svg:height="0.762cm" svg:x="2.54cm" svg:y="12.7cm">
          <text:p text:style-name="P27"><text:span text:style-name="T15">T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28cm" svg:height="3.095cm" svg:x="2.626cm" svg:y="14.685cm">
          <draw:text-box>
            <text:p><text:span text:style-name="T18">Bridge </text:span><text:span text:style-name="T18">crossing time</text:span><text:span text:style-name="T17">:</text:span></text:p>
            <text:p><text:span text:style-name="T17"><text:s text:c="2"/></text:span><text:span text:style-name="T19">cb_arrival</text:span><text:span text:style-name="T17">: </text:span><text:span text:style-name="T17">T5 – T3</text:span></text:p>
            <text:p><text:span text:style-name="T18">Round trip </text:span><text:span text:style-name="T18">time</text:span><text:span text:style-name="T17">:</text:span></text:p>
            <text:p><text:span text:style-name="T17"><text:s text:c="2"/></text:span><text:span text:style-name="T19">round_trip</text:span><text:span text:style-name="T17">: </text:span><text:span text:style-name="T17">T5 – T2</text:span></text:p>
          </draw:text-box>
        </draw:frame>
        <draw:custom-shape draw:style-name="gr34" draw:text-style-name="P28" xml:id="id20" draw:id="id20" draw:layer="layout" svg:width="1.524cm" svg:height="0.762cm" svg:x="2.538cm" svg:y="5.842cm">
          <text:p text:style-name="P27"><text:span text:style-name="T15">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4" draw:layer="layout" svg:width="4.232cm" svg:height="0.962cm" svg:x="18.542cm" svg:y="13.808cm">
          <draw:text-box>
            <text:p><text:span text:style-name="T17">Color coding:</text:span></text:p>
          </draw:text-box>
        </draw:frame>
        <draw:custom-shape draw:style-name="gr25" draw:text-style-name="P30" draw:layer="layout" svg:width="6.479cm" svg:height="0.712cm" svg:x="18.796cm" svg:y="14.706cm">
          <text:p text:style-name="P29"><text:span text:style-name="T15">Application opera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5.213cm" svg:height="0.712cm" svg:x="18.796cm" svg:y="15.468cm">
          <text:p text:style-name="P29"><text:span text:style-name="T16">Bridge operations</text:span></text:p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7.436cm" svg:height="0.712cm" svg:x="18.796cm" svg:y="16.263cm">
          <text:p text:style-name="P29"><text:span text:style-name="T15">ADO manager operations</text:span></text:p>
          <draw:enhanced-geometry svg:viewBox="0 0 21600 21600" draw:type="rectangle" draw:enhanced-path="M 0 0 L 21600 0 21600 21600 0 21600 0 0 Z N"/>
        </draw:custom-shape>
        <draw:line draw:style-name="gr30" draw:text-style-name="P33" draw:layer="layout" svg:x1="20.091cm" svg:y1="17.331cm" svg:x2="18.821cm" svg:y2="17.331cm">
          <text:p/>
        </draw:line>
        <draw:frame draw:style-name="gr36" draw:text-style-name="P35" draw:layer="layout" svg:width="5.847cm" svg:height="0.762cm" svg:x="20.315cm" svg:y="17.11cm">
          <draw:text-box>
            <text:p><text:span text:style-name="T15">EPICS events </text:span><text:span text:style-name="T15">flow</text:span></text:p>
          </draw:text-box>
        </draw:frame>
        <draw:line draw:style-name="gr29" draw:text-style-name="P33" draw:layer="layout" svg:x1="20.091cm" svg:y1="18.093cm" svg:x2="18.821cm" svg:y2="18.093cm">
          <text:p/>
        </draw:line>
        <draw:frame draw:style-name="gr37" draw:text-style-name="P35" draw:layer="layout" svg:width="6.355cm" svg:height="0.712cm" svg:x="20.32cm" svg:y="17.78cm">
          <draw:text-box>
            <text:p><text:span text:style-name="T15">ADO events </text:span><text:span text:style-name="T15">flow</text:span></text:p>
          </draw:text-box>
        </draw:frame>
        <draw:frame draw:style-name="gr38" draw:text-style-name="P36" draw:layer="layout" svg:width="2.292cm" svg:height="1.423cm" svg:x="2.54cm" svg:y="2.032cm">
          <draw:text-box>
            <text:p>Time<text:line-break/>markers</text:p>
          </draw:text-box>
        </draw:frame>
        <draw:frame draw:style-name="gr39" draw:text-style-name="P37" draw:layer="layout" svg:width="10.116cm" svg:height="0.712cm" svg:x="6.14cm" svg:y="2.033cm">
          <draw:text-box>
            <text:p text:style-name="P22">Operations</text:p>
          </draw:text-box>
        </draw:frame>
        <draw:frame draw:style-name="gr40" draw:text-style-name="P38" draw:layer="layout" svg:width="1.352cm" svg:height="1.111cm" svg:x="1.27cm" svg:y="5.842cm">
          <draw:text-box>
            <text:p text:style-name="P22"><text:span text:style-name="T20">PV</text:span><text:span text:style-name="T20"><text:line-break/></text:span><text:span text:style-name="T20">stamp</text:span></text:p>
          </draw:text-box>
        </draw:frame>
        <draw:frame draw:style-name="gr40" draw:text-style-name="P38" draw:layer="layout" svg:width="1.352cm" svg:height="1.111cm" svg:x="1.27cm" svg:y="7.62cm">
          <draw:text-box>
            <text:p text:style-name="P22"><text:span text:style-name="T20">ADO</text:span></text:p>
            <text:p text:style-name="P22"><text:span text:style-name="T20">stamp</text:span></text:p>
          </draw:text-box>
        </draw:frame>
        <draw:line draw:style-name="gr32" draw:text-style-name="P33" xml:id="id14" draw:id="id14" draw:layer="layout" svg:x1="6.096cm" svg:y1="4.822cm" svg:x2="6.35cm" svg:y2="4.822cm">
          <text:p/>
        </draw:line>
        <draw:line draw:style-name="gr41" draw:text-style-name="P33" xml:id="id17" draw:id="id17" draw:layer="layout" svg:x1="6.096cm" svg:y1="5.822cm" svg:x2="6.35cm" svg:y2="5.822cm">
          <text:p/>
        </draw:line>
        <draw:frame draw:style-name="gr42" draw:text-style-name="P36" draw:layer="layout" svg:width="4.125cm" svg:height="0.712cm" svg:x="11.43cm" svg:y="3.606cm">
          <draw:text-box>
            <text:p>Round trip test</text:p>
          </draw:text-box>
        </draw:frame>
        <draw:connector draw:style-name="gr43" draw:text-style-name="P21" draw:layer="layout" draw:type="line" svg:x1="6.112cm" svg:y1="6.198cm" svg:x2="4.062cm" svg:y2="6.223cm" draw:start-shape="id15" draw:start-glue-point="3" draw:end-shape="id20" draw:end-glue-point="1" svg:d="M6112 6198l-2050 25" svg:viewBox="0 0 2051 26">
          <text:p/>
        </draw:connector>
        <draw:connector draw:style-name="gr43" draw:text-style-name="P21" draw:layer="layout" draw:type="line" svg:x1="6.096cm" svg:y1="4.166cm" svg:x2="4.064cm" svg:y2="4.203cm" draw:start-shape="id13" draw:start-glue-point="3" draw:end-shape="id21" draw:end-glue-point="1" svg:d="M6096 4166l-2032 37" svg:viewBox="0 0 2033 38">
          <text:p/>
        </draw:connector>
        <draw:connector draw:style-name="gr43" draw:text-style-name="P21" draw:layer="layout" draw:type="line" svg:x1="6.096cm" svg:y1="7.976cm" svg:x2="4.064cm" svg:y2="8.001cm" draw:start-shape="id11" draw:start-glue-point="3" draw:end-shape="id22" draw:end-glue-point="1" svg:d="M6096 7976l-2032 25" svg:viewBox="0 0 2033 26">
          <text:p/>
        </draw:connector>
        <draw:connector draw:style-name="gr43" draw:text-style-name="P21" draw:layer="layout" draw:type="line" svg:x1="6.096cm" svg:y1="9.5cm" svg:x2="4.064cm" svg:y2="9.525cm" draw:start-shape="id16" draw:start-glue-point="3" draw:end-shape="id23" draw:end-glue-point="1" svg:d="M6096 9500l-2032 25" svg:viewBox="0 0 2033 26">
          <text:p/>
        </draw:connector>
        <draw:connector draw:style-name="gr43" draw:text-style-name="P21" draw:layer="layout" draw:type="line" svg:x1="6.096cm" svg:y1="13.056cm" svg:x2="4.064cm" svg:y2="13.081cm" draw:start-shape="id19" draw:start-glue-point="3" draw:end-shape="id24" draw:end-glue-point="1" svg:d="M6096 13056l-2032 25" svg:viewBox="0 0 2033 26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>
          <draw:text-box>
            <text:p>Same-host bridge crossing times</text:p>
          </draw:text-box>
        </draw:frame>
        <draw:frame draw:style-name="standard" draw:layer="layout" svg:width="14.443cm" svg:height="14.318cm" svg:x="2.54cm" svg:y="2.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9">PV name</text:p>
              </table:table-cell>
              <table:table-cell>
                <text:p text:style-name="P39">Number of Items</text:p>
              </table:table-cell>
              <table:table-cell>
                <text:p text:style-name="P39">Size<text:line-break/>(bytes)</text:p>
              </table:table-cell>
              <table:table-cell>
                <text:p text:style-name="P39">cb_arrival<text:line-break/>(ms) </text:p>
              </table:table-cell>
            </table:table-row>
            <table:table-row table:style-name="ro2" table:default-cell-style-name="ce5">
              <table:table-cell table:style-name="ce3" table:number-rows-spanned="5">
                <text:p text:style-name="P40"><text:span text:style-name="T21">cscompile01:</text:span><text:span text:style-name="T21"><text:line-break/></text:span><text:span text:style-name="T21">am_perf:</text:span><text:span text:style-name="T21"><text:line-break/></text:span><text:span text:style-name="T21">intArray</text:span><text:span text:style-name="T22"><text:line-break/></text:span><text:span text:style-name="T22"><text:line-break/></text:span><text:span text:style-name="T23">from</text:span><text:span text:style-name="T23"><text:line-break/></text:span><text:span text:style-name="T23">Python ADO</text:span></text:p>
              </table:table-cell>
              <table:table-cell table:style-name="ce4">
                <text:p text:style-name="P41">125000</text:p>
              </table:table-cell>
              <table:table-cell>
                <text:p text:style-name="P41">1000040</text:p>
              </table:table-cell>
              <table:table-cell>
                <text:p text:style-name="P41">31.69</text:p>
              </table:table-cell>
            </table:table-row>
            <table:table-row table:style-name="ro2" table:default-cell-style-name="ce5">
              <table:covered-table-cell table:style-name="ce3"/>
              <table:table-cell table:style-name="ce4">
                <text:p text:style-name="P41">12500</text:p>
              </table:table-cell>
              <table:table-cell>
                <text:p text:style-name="P41">100040</text:p>
              </table:table-cell>
              <table:table-cell>
                <text:p text:style-name="P41">3.57</text:p>
              </table:table-cell>
            </table:table-row>
            <table:table-row table:style-name="ro2" table:default-cell-style-name="ce5">
              <table:covered-table-cell table:style-name="ce3"/>
              <table:table-cell table:style-name="ce4">
                <text:p text:style-name="P41">1250</text:p>
              </table:table-cell>
              <table:table-cell>
                <text:p text:style-name="P41">10040</text:p>
              </table:table-cell>
              <table:table-cell>
                <text:p text:style-name="P41">0.67</text:p>
              </table:table-cell>
            </table:table-row>
            <table:table-row table:style-name="ro2" table:default-cell-style-name="ce5">
              <table:covered-table-cell table:style-name="ce3"/>
              <table:table-cell table:style-name="ce4">
                <text:p text:style-name="P41">125</text:p>
              </table:table-cell>
              <table:table-cell>
                <text:p text:style-name="P41">1040</text:p>
              </table:table-cell>
              <table:table-cell>
                <text:p text:style-name="P41">0.47</text:p>
              </table:table-cell>
            </table:table-row>
            <table:table-row table:style-name="ro3" table:default-cell-style-name="ce5">
              <table:covered-table-cell table:style-name="ce6"/>
              <table:table-cell table:style-name="ce4">
                <text:p text:style-name="P41">12</text:p>
              </table:table-cell>
              <table:table-cell>
                <text:p text:style-name="P41">136</text:p>
              </table:table-cell>
              <table:table-cell>
                <text:p text:style-name="P41">0.34</text:p>
              </table:table-cell>
            </table:table-row>
            <table:table-row table:style-name="ro2" table:default-cell-style-name="ce5">
              <table:table-cell table:style-name="ce7" table:number-rows-spanned="4">
                <text:p text:style-name="P40"><text:span text:style-name="T21">cscompile01:</text:span><text:span text:style-name="T21"><text:line-break/></text:span><text:span text:style-name="T21">simple.test:</text:span><text:span text:style-name="T21"><text:line-break/></text:span><text:span text:style-name="T21">varArrayS</text:span><text:span text:style-name="T22"><text:line-break/></text:span><text:span text:style-name="T23">from C++</text:span></text:p>
                <text:p text:style-name="P40"><text:span text:style-name="T23">ADO</text:span></text:p>
              </table:table-cell>
              <table:table-cell table:style-name="ce4">
                <text:p text:style-name="P41">250000</text:p>
              </table:table-cell>
              <table:table-cell>
                <text:p text:style-name="P41">1000040</text:p>
              </table:table-cell>
              <table:table-cell>
                <text:p text:style-name="P41">38.43</text:p>
              </table:table-cell>
            </table:table-row>
            <table:table-row table:style-name="ro2" table:default-cell-style-name="ce5">
              <table:covered-table-cell table:style-name="ce7"/>
              <table:table-cell table:style-name="ce4">
                <text:p text:style-name="P41">25000</text:p>
              </table:table-cell>
              <table:table-cell>
                <text:p text:style-name="P41">100040</text:p>
              </table:table-cell>
              <table:table-cell>
                <text:p text:style-name="P41">3.79</text:p>
              </table:table-cell>
            </table:table-row>
            <table:table-row table:style-name="ro2" table:default-cell-style-name="ce5">
              <table:covered-table-cell table:style-name="ce7"/>
              <table:table-cell table:style-name="ce4">
                <text:p text:style-name="P41">2500</text:p>
              </table:table-cell>
              <table:table-cell>
                <text:p text:style-name="P41">10040</text:p>
              </table:table-cell>
              <table:table-cell>
                <text:p text:style-name="P41">0.77</text:p>
              </table:table-cell>
            </table:table-row>
            <table:table-row table:style-name="ro2" table:default-cell-style-name="ce5">
              <table:covered-table-cell table:style-name="ce7"/>
              <table:table-cell table:style-name="ce4">
                <text:p text:style-name="P41">250</text:p>
              </table:table-cell>
              <table:table-cell>
                <text:p text:style-name="P41">1040</text:p>
              </table:table-cell>
              <table:table-cell>
                <text:p text:style-name="P41">0.36</text:p>
              </table:table-cell>
            </table:table-row>
            <table:table-row table:style-name="ro2" table:default-cell-style-name="ce5">
              <table:table-cell table:style-name="ce8" table:number-rows-spanned="4">
                <text:p text:style-name="P40"><text:span text:style-name="T22">cscompile01:</text:span><text:span text:style-name="T22"><text:line-break/></text:span><text:span text:style-name="T22">am_perf:</text:span><text:span text:style-name="T22"><text:line-break/></text:span><text:span text:style-name="T22">byteArray</text:span><text:span text:style-name="T22"><text:line-break/></text:span><text:span text:style-name="T23">from</text:span><text:span text:style-name="T23"><text:line-break/></text:span><text:span text:style-name="T23">Python ADO</text:span></text:p>
              </table:table-cell>
              <table:table-cell table:style-name="ce4">
                <text:p text:style-name="P41">1000000</text:p>
              </table:table-cell>
              <table:table-cell>
                <text:p text:style-name="P41">1000057</text:p>
              </table:table-cell>
              <table:table-cell>
                <text:p text:style-name="P41">2.91</text:p>
              </table:table-cell>
            </table:table-row>
            <table:table-row table:style-name="ro2" table:default-cell-style-name="ce5">
              <table:covered-table-cell table:style-name="ce3"/>
              <table:table-cell table:style-name="ce4">
                <text:p text:style-name="P41">100000</text:p>
              </table:table-cell>
              <table:table-cell>
                <text:p text:style-name="P41">100057</text:p>
              </table:table-cell>
              <table:table-cell>
                <text:p text:style-name="P41">0.46</text:p>
              </table:table-cell>
            </table:table-row>
            <table:table-row table:style-name="ro2" table:default-cell-style-name="ce5">
              <table:covered-table-cell table:style-name="ce3"/>
              <table:table-cell table:style-name="ce4">
                <text:p text:style-name="P41">10000</text:p>
              </table:table-cell>
              <table:table-cell>
                <text:p text:style-name="P41">10057</text:p>
              </table:table-cell>
              <table:table-cell>
                <text:p text:style-name="P41">0.36</text:p>
              </table:table-cell>
            </table:table-row>
            <table:table-row table:style-name="ro2" table:default-cell-style-name="ce5">
              <table:covered-table-cell table:style-name="ce3"/>
              <table:table-cell table:style-name="ce4">
                <text:p text:style-name="P41">1000</text:p>
              </table:table-cell>
              <table:table-cell>
                <text:p text:style-name="P41">1057</text:p>
              </table:table-cell>
              <table:table-cell>
                <text:p text:style-name="P41">0.36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4" draw:text-style-name="P43" draw:layer="layout" svg:width="5.588cm" svg:height="0.762cm" svg:x="5.588cm" svg:y="17.564cm">
          <text:p text:style-name="P42">Or numpy arrays</text:p>
          <draw:enhanced-geometry svg:viewBox="0 0 21600 21600" draw:text-areas="800 800 20800 20800" draw:type="round-rectangular-callout" draw:modifiers="896.618357487923 -63582.6998689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44" draw:layer="layout" svg:width="5.588cm" svg:height="2.54cm" svg:x="17.526cm" svg:y="3.34cm">
          <text:p text:style-name="P42">Slow per-element<text:line-break/>XDR packing<text:line-break/><text:span text:style-name="T24">30 MByte/s</text:span></text:p>
          <draw:enhanced-geometry svg:viewBox="0 0 21600 21600" draw:text-areas="800 800 20800 20800" draw:type="round-rectangular-callout" draw:modifiers="-2400 13422.4321133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45" draw:layer="layout" svg:width="4.572cm" svg:height="2.286cm" svg:x="17.526cm" svg:y="12.484cm">
          <text:p text:style-name="P42">Fast transfer<text:line-break/>of byteArrays<text:line-break/><text:span text:style-name="T24">330 MByte/s</text:span></text:p>
          <draw:enhanced-geometry svg:viewBox="0 0 21600 21600" draw:text-areas="800 800 20800 20800" draw:type="round-rectangular-callout" draw:modifiers="-3693.68029739777 9388.01923917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4" draw:layer="layout" svg:width="4.064cm" svg:height="1.524cm" svg:x="12.7cm" svg:y="17.31cm">
          <text:p text:style-name="P42">Setup time<text:line-break/>0.36 ms</text:p>
          <draw:enhanced-geometry svg:viewBox="0 0 21600 21600" draw:text-areas="800 800 20800 20800" draw:type="round-rectangular-callout" draw:modifiers="16132.2509225092 -8342.55737704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47" draw:layer="layout" svg:width="5.842cm" svg:height="2.54cm" svg:x="17.526cm" svg:y="6.896cm">
          <text:p text:style-name="P46">Same crossing time from Python and C++ 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21" draw:layer="layout" svg:x1="17.78cm" svg:y1="6.896cm" svg:x2="16.764cm" svg:y2="5.118cm">
          <text:p/>
        </draw:line>
        <draw:line draw:style-name="gr49" draw:text-style-name="P21" draw:layer="layout" svg:x1="17.526cm" svg:y1="8.674cm" svg:x2="16.983cm" svg:y2="9.69cm">
          <text:p/>
        </draw:line>
        <draw:custom-shape draw:style-name="gr50" draw:text-style-name="P47" draw:layer="layout" svg:width="6.858cm" svg:height="3.048cm" svg:x="18.288cm" svg:y="15.532cm">
          <text:p text:style-name="P46"><text:span text:style-name="T24">ADO drawback</text:span>: If data size &gt; 1K bytes, then it need to be packed as byte arr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>
          <draw:text-box>
            <text:p>Summary</text:p>
          </draw:text-box>
        </draw:frame>
        <draw:frame draw:style-name="gr51" draw:text-style-name="P50" draw:layer="layout" svg:width="19.558cm" svg:height="15.063cm" svg:x="3.556cm" svg:y="2.54cm">
          <draw:text-box>
            <text:list text:style-name="L2">
              <text:list-item>
                <text:p text:style-name="P49"><text:span text:style-name="T25">Setup </text:span><text:span text:style-name="T25">time of </text:span><text:span text:style-name="T25">the </text:span><text:span text:style-name="T25">bridge </text:span><text:span text:style-name="T25">crossing </text:span><text:span text:style-name="T25">is ~0.35 </text:span><text:span text:style-name="T25">ms.</text:span></text:p>
              </text:list-item>
              <text:list-item>
                <text:p text:style-name="P49"><text:span text:style-name="T25">Data </text:span><text:span text:style-name="T25">transfer </text:span><text:span text:style-name="T25">of arrays </text:span><text:span text:style-name="T25">is ~30 </text:span><text:span text:style-name="T25">MB/s. </text:span><text:span text:style-name="T25">Most </text:span><text:span text:style-name="T25">likely it is </text:span><text:span text:style-name="T25">limited </text:span><text:span text:style-name="T25">on ADO </text:span><text:span text:style-name="T25">side due </text:span><text:span text:style-name="T25">to slow </text:span><text:span text:style-name="T25">per-</text:span><text:span text:style-name="T25">element </text:span><text:span text:style-name="T25">packing </text:span><text:span text:style-name="T25">in RPC </text:span><text:span text:style-name="T25">XDR.</text:span></text:p>
              </text:list-item>
              <text:list-item>
                <text:p text:style-name="P49"><text:span text:style-name="T25">Data </text:span><text:span text:style-name="T25">transfer </text:span><text:span text:style-name="T25">of byte </text:span><text:span text:style-name="T25">arrays is </text:span><text:span text:style-name="T25">~300 </text:span><text:span text:style-name="T25">MB/s.</text:span></text:p>
              </text:list-item>
              <text:list-item>
                <text:p text:style-name="P49"><text:span text:style-name="T25">Python </text:span><text:span text:style-name="T25">and C++ </text:span><text:span text:style-name="T25">ADOs </text:span><text:span text:style-name="T25">have </text:span><text:span text:style-name="T25">similar </text:span><text:span text:style-name="T25">crossing </text:span><text:span text:style-name="T25">times.</text:span></text:p>
              </text:list-item>
              <text:list-item>
                <text:p text:style-name="P49"><text:span text:style-name="T25">If data </text:span><text:span text:style-name="T25">size is </text:span><text:span text:style-name="T25">larger </text:span><text:span text:style-name="T25">than 1 </text:span><text:span text:style-name="T25">kByte </text:span><text:span text:style-name="T25">then it </text:span><text:span text:style-name="T25">make </text:span><text:span text:style-name="T25">sense to </text:span><text:span text:style-name="T25">pack it </text:span><text:span text:style-name="T25">inside </text:span><text:span text:style-name="T25">the ADO </text:span><text:span text:style-name="T25">manager </text:span><text:span text:style-name="T25">as byte </text:span><text:span text:style-name="T25">array or </text:span><text:span text:style-name="T25">numpy </text:span><text:span text:style-name="T25">array.</text:span></text:p>
              </text:list-item>
              <text:list-item>
                <text:p text:style-name="P49"><text:span text:style-name="T25">It is not </text:span><text:span text:style-name="T25">obvious </text:span><text:span text:style-name="T25">that the </text:span><text:span text:style-name="T25">ADO_Srv </text:span><text:span text:style-name="T25">approach </text:span><text:span text:style-name="T25">would be </text:span><text:span text:style-name="T25">significan</text:span><text:span text:style-name="T25">tly faster </text:span><text:span text:style-name="T25">than the </text:span><text:span text:style-name="T25">adoEpics </text:span><text:span text:style-name="T25">bridge.</text:span><text:span text:style-name="T26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y1-background" style:family="presentation">
      <style:graphic-properties draw:stroke="none" draw:fill="none"/>
      <style:text-properties style:letter-kerning="true"/>
    </style:style>
    <style:style style:name="my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1-outline1" style:family="presentation">
      <style:graphic-properties draw:stroke="none" draw:fill="none" draw:auto-grow-height="false" draw:fit-to-size="shrink-to-fit" style:shrink-to-fit="true">
        <text:list-style style:name="my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1-outline2" style:family="presentation" style:parent-style-name="my1-outline1">
      <style:paragraph-properties fo:margin-top="0cm" fo:margin-bottom="0.4cm"/>
      <style:text-properties fo:font-size="28pt" style:font-size-asian="28pt" style:font-size-complex="28pt"/>
    </style:style>
    <style:style style:name="my1-outline3" style:family="presentation" style:parent-style-name="my1-outline2">
      <style:paragraph-properties fo:margin-top="0cm" fo:margin-bottom="0.3cm"/>
      <style:text-properties fo:font-size="24pt" style:font-size-asian="24pt" style:font-size-complex="24pt"/>
    </style:style>
    <style:style style:name="my1-outline4" style:family="presentation" style:parent-style-name="my1-outline3">
      <style:paragraph-properties fo:margin-top="0cm" fo:margin-bottom="0.2cm"/>
      <style:text-properties fo:font-size="20pt" style:font-size-asian="20pt" style:font-size-complex="20pt"/>
    </style:style>
    <style:style style:name="my1-outline5" style:family="presentation" style:parent-style-name="my1-outline4">
      <style:paragraph-properties fo:margin-top="0cm" fo:margin-bottom="0.1cm"/>
      <style:text-properties fo:font-size="20pt" style:font-size-asian="20pt" style:font-size-complex="20pt"/>
    </style:style>
    <style:style style:name="my1-outline6" style:family="presentation" style:parent-style-name="my1-outline5">
      <style:paragraph-properties fo:margin-top="0cm" fo:margin-bottom="0.1cm"/>
      <style:text-properties fo:font-size="20pt" style:font-size-asian="20pt" style:font-size-complex="20pt"/>
    </style:style>
    <style:style style:name="my1-outline7" style:family="presentation" style:parent-style-name="my1-outline6">
      <style:paragraph-properties fo:margin-top="0cm" fo:margin-bottom="0.1cm"/>
      <style:text-properties fo:font-size="20pt" style:font-size-asian="20pt" style:font-size-complex="20pt"/>
    </style:style>
    <style:style style:name="my1-outline8" style:family="presentation" style:parent-style-name="my1-outline7">
      <style:paragraph-properties fo:margin-top="0cm" fo:margin-bottom="0.1cm"/>
      <style:text-properties fo:font-size="20pt" style:font-size-asian="20pt" style:font-size-complex="20pt"/>
    </style:style>
    <style:style style:name="my1-outline9" style:family="presentation" style:parent-style-name="my1-outline8">
      <style:paragraph-properties fo:margin-top="0cm" fo:margin-bottom="0.1cm"/>
      <style:text-properties fo:font-size="20pt" style:font-size-asian="20pt" style:font-size-complex="20pt"/>
    </style:style>
    <style:style style:name="my1-subtitle" style:family="presentation">
      <style:graphic-properties draw:stroke="none" draw:fill="none" draw:textarea-vertical-align="middle">
        <text:list-style style:name="m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1-title" style:family="presentation">
      <style:graphic-properties draw:stroke="none" draw:fill="none" draw:textarea-vertical-align="middle">
        <text:list-style style:name="m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y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y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y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my1" style:page-layout-name="PM1" draw:style-name="Mdp1">
      <draw:frame presentation:style-name="my1-title" draw:layer="backgroundobjects" svg:width="25.199cm" svg:height="1.487cm" svg:x="1.4cm" svg:y="0.037cm" presentation:class="title" presentation:placeholder="true">
        <draw:text-box/>
      </draw:frame>
      <draw:frame presentation:style-name="my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86cm" svg:x="0.2cm" svg:y="20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68cm" svg:x="9.576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87cm" svg:height="0.68cm" svg:x="23.83cm" svg:y="20.32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my1-title" draw:layer="backgroundobjects" svg:width="14.848cm" svg:height="11.136cm" svg:x="3.075cm" svg:y="2.257cm" presentation:class="page"/>
        <draw:frame presentation:style-name="my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4-12-09T10:04:30.090992149</meta:creation-date>
    <dc:title>my</dc:title>
    <meta:editing-duration>PT9H45M4S</meta:editing-duration>
    <meta:editing-cycles>12</meta:editing-cycles>
    <meta:generator>LibreOffice/6.4.7.2$Linux_X86_64 LibreOffice_project/40$Build-2</meta:generator>
    <meta:initial-creator>Sukhanov </meta:initial-creator>
    <dc:date>2025-01-15T08:27:38.243458413</dc:date>
    <dc:creator>Sukhanov </dc:creator>
    <meta:document-statistic meta:object-count="119"/>
  </office:meta>
</office:document-meta>
</file>